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4" style:family="graphic" style:parent-style-name="standard">
      <style:graphic-properties draw:fill="none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77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9.035cm" svg:height="24cm" svg:x="5.194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9.035cm" svg:height="2cm" svg:x="5.194cm" svg:y="24.5cm">
          <text:p text:style-name="P1"><text:span text:style-name="T1">a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035cm" svg:height="2cm" svg:x="5.194cm" svg:y="22.5cm">
          <text:p text:style-name="P1">align[4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035cm" svg:height="2cm" svg:x="5.194cm" svg:y="20.5cm">
          <text:p text:style-name="P1">align[4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035cm" svg:height="2cm" svg:x="5.194cm" svg:y="18.5cm">
          <text:p text:style-name="P1">align[4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9.071cm" svg:height="2cm" svg:x="5.158cm" svg:y="1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9.035cm" svg:height="2cm" svg:x="5.194cm" svg:y="14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035cm" svg:height="2cm" svg:x="5.194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035cm" svg:height="2cm" svg:x="5.194cm" svg:y="10.5cm">
          <text:p text:style-name="P1">align[4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035cm" svg:height="2cm" svg:x="5.194cm" svg:y="8.5cm">
          <text:p text:style-name="P1">g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9.035cm" svg:height="2cm" svg:x="5.194cm" svg:y="6.5cm">
          <text:p text:style-name="P1">f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9.035cm" svg:height="2cm" svg:x="5.194cm" svg:y="4.5cm">
          <text:p text:style-name="P1">r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205cm" svg:height="0.962cm" svg:x="3.194cm" svg:y="4cm">
          <draw:text-box>
            <text:p><text:span text:style-name="T2">44</text:span></text:p>
          </draw:text-box>
        </draw:frame>
        <draw:frame draw:style-name="gr5" draw:text-style-name="P3" draw:layer="layout" svg:width="1.205cm" svg:height="0.962cm" svg:x="3.194cm" svg:y="6cm">
          <draw:text-box>
            <text:p><text:span text:style-name="T2">40</text:span></text:p>
          </draw:text-box>
        </draw:frame>
        <draw:frame draw:style-name="gr5" draw:text-style-name="P3" draw:layer="layout" svg:width="1.205cm" svg:height="0.962cm" svg:x="3.194cm" svg:y="8cm">
          <draw:text-box>
            <text:p><text:span text:style-name="T2">36</text:span></text:p>
          </draw:text-box>
        </draw:frame>
        <draw:frame draw:style-name="gr5" draw:text-style-name="P3" draw:layer="layout" svg:width="1.205cm" svg:height="0.962cm" svg:x="3.194cm" svg:y="10.038cm">
          <draw:text-box>
            <text:p><text:span text:style-name="T2">32</text:span></text:p>
          </draw:text-box>
        </draw:frame>
        <draw:frame draw:style-name="gr6" draw:text-style-name="P3" draw:layer="layout" svg:width="1.205cm" svg:height="0.962cm" svg:x="3.194cm" svg:y="12cm">
          <draw:text-box>
            <text:p><text:span text:style-name="T2">28</text:span></text:p>
          </draw:text-box>
        </draw:frame>
        <draw:frame draw:style-name="gr7" draw:text-style-name="P3" draw:layer="layout" svg:width="1.205cm" svg:height="1cm" svg:x="3.194cm" svg:y="14cm">
          <draw:text-box>
            <text:p><text:span text:style-name="T2">24</text:span></text:p>
          </draw:text-box>
        </draw:frame>
        <draw:frame draw:style-name="gr5" draw:text-style-name="P3" draw:layer="layout" svg:width="1.205cm" svg:height="0.962cm" svg:x="3.194cm" svg:y="16cm">
          <draw:text-box>
            <text:p><text:span text:style-name="T2">20</text:span></text:p>
          </draw:text-box>
        </draw:frame>
        <draw:frame draw:style-name="gr5" draw:text-style-name="P3" draw:layer="layout" svg:width="1.205cm" svg:height="0.962cm" svg:x="3.194cm" svg:y="18cm">
          <draw:text-box>
            <text:p><text:span text:style-name="T2">16</text:span></text:p>
          </draw:text-box>
        </draw:frame>
        <draw:frame draw:style-name="gr5" draw:text-style-name="P3" draw:layer="layout" svg:width="1.205cm" svg:height="0.962cm" svg:x="3.194cm" svg:y="20cm">
          <draw:text-box>
            <text:p><text:span text:style-name="T2">12</text:span></text:p>
          </draw:text-box>
        </draw:frame>
        <draw:frame draw:style-name="gr5" draw:text-style-name="P3" draw:layer="layout" svg:width="0.853cm" svg:height="0.962cm" svg:x="3.379cm" svg:y="21.937cm">
          <draw:text-box>
            <text:p><text:span text:style-name="T2">8</text:span></text:p>
          </draw:text-box>
        </draw:frame>
        <draw:frame draw:style-name="gr5" draw:text-style-name="P3" draw:layer="layout" svg:width="0.853cm" svg:height="0.962cm" svg:x="3.341cm" svg:y="24cm">
          <draw:text-box>
            <text:p><text:span text:style-name="T2">4</text:span></text:p>
          </draw:text-box>
        </draw:frame>
        <draw:frame draw:style-name="gr8" draw:text-style-name="P3" draw:layer="layout" svg:width="0.853cm" svg:height="0.962cm" svg:x="3.341cm" svg:y="26cm">
          <draw:text-box>
            <text:p><text:span text:style-name="T2">0</text:span></text:p>
          </draw:text-box>
        </draw:frame>
        <draw:custom-shape draw:style-name="gr9" draw:text-style-name="P1" draw:layer="layout" svg:width="0.5cm" svg:height="8cm" svg:x="14.942cm" svg:y="18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layer="layout" svg:width="1.772cm" svg:height="0.962cm" svg:x="16.194cm" svg:y="22.038cm">
          <draw:text-box>
            <text:p>ABA</text:p>
          </draw:text-box>
        </draw:frame>
        <draw:custom-shape draw:style-name="gr9" draw:text-style-name="P1" draw:layer="layout" svg:width="0.5cm" svg:height="4cm" svg:x="15cm" svg:y="14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layer="layout" svg:width="1.383cm" svg:height="0.962cm" svg:x="15.922cm" svg:y="16cm">
          <draw:text-box>
            <text:p>UA</text:p>
          </draw:text-box>
        </draw:frame>
        <draw:custom-shape draw:style-name="gr9" draw:text-style-name="P1" draw:layer="layout" svg:width="0.5cm" svg:height="8cm" svg:x="15cm" svg:y="2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layer="layout" svg:width="1.383cm" svg:height="0.962cm" svg:x="15.923cm" svg:y="16cm">
          <draw:text-box>
            <text:p>UA</text:p>
          </draw:text-box>
        </draw:frame>
        <draw:frame draw:style-name="gr11" draw:layer="layout" svg:width="1.806cm" svg:height="1cm" svg:x="16cm" svg:y="6cm">
          <draw:text-box>
            <text:p>SRA</text:p>
          </draw:text-box>
        </draw:frame>
        <draw:custom-shape draw:style-name="gr2" draw:text-style-name="P1" draw:layer="layout" svg:width="9.035cm" svg:height="2cm" svg:x="5.194cm" svg:y="2.5cm">
          <text:p text:style-name="P1">align[4]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1.205cm" svg:height="0.962cm" svg:x="3.194cm" svg:y="2cm">
          <draw:text-box>
            <text:p><text:span text:style-name="T2">48</text:span></text:p>
          </draw:text-box>
        </draw:frame>
        <draw:custom-shape draw:style-name="gr9" draw:text-style-name="P1" draw:layer="layout" svg:width="0.5cm" svg:height="4cm" svg:x="15cm" svg:y="10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layer="layout" svg:width="1.577cm" svg:height="0.962cm" svg:x="16cm" svg:y="12cm">
          <draw:text-box>
            <text:p>LTA</text:p>
          </draw:text-box>
        </draw:frame>
        <draw:custom-shape draw:style-name="gr2" draw:text-style-name="P1" draw:layer="layout" svg:width="2.342cm" svg:height="2cm" svg:x="5.158cm" svg:y="12.5cm">
          <text:p text:style-name="P1">24($fp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3cm" svg:height="2cm" svg:x="7.5cm" svg:y="1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3cm" svg:height="2cm" svg:x="7.5cm" svg:y="1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3cm" svg:height="2cm" svg:x="7.5cm" svg:y="12.5cm">
          <text:p text:style-name="P1">25($fp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181cm" svg:height="2cm" svg:x="9.819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229cm" svg:height="2cm" svg:x="12cm" svg:y="1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layer="layout" svg:width="1.5cm" svg:height="1cm" svg:x="1cm" svg:y="13cm">
          <draw:text-box>
            <text:p>V0</text:p>
          </draw:text-box>
        </draw:frame>
        <draw:custom-shape draw:style-name="gr9" draw:text-style-name="P1" draw:layer="layout" svg:width="1cm" svg:height="2cm" svg:x="2.5cm" svg:y="12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08T16:49:43</meta:creation-date>
    <dc:date>2010-10-08T22:29:28</dc:date>
    <meta:editing-duration>PT00H58M43S</meta:editing-duration>
    <meta:editing-cycles>21</meta:editing-cycles>
    <meta:generator>OpenOffice.org/3.2$Linux OpenOffice.org_project/320m12$Build-9483</meta:generator>
    <meta:document-statistic meta:object-count="43"/>
  </office:meta>
</office:document-meta>
</file>